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044" calcext:value-type="float">
            <text:p>83.5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1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1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1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0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2368" calcext:value-type="float">
            <text:p>78.3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0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9696" calcext:value-type="float">
            <text:p>78.3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0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0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200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199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9736" calcext:value-type="float">
            <text:p>78.6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195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